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3715in" style:rel-column-width="1975*"/>
    </style:style>
    <style:style style:name="Table1.B" style:family="table-column">
      <style:table-column-properties style:column-width="5.3215in" style:rel-column-width="7663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background-color="transparent" fo:padding-left="0.2in" fo:padding-right="0.2in" fo:padding-top="0.0597in" fo:padding-bottom="0.0597in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2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3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4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A5" style:family="table-cell">
      <style:table-cell-properties fo:background-color="transparent" fo:padding-left="0.2in" fo:padding-right="0.2in" fo:padding-top="0.0597in" fo:padding-bottom="0.0597in" fo:border="none" style:writing-mode="page">
        <style:background-image/>
      </style:table-cell-properties>
    </style:style>
    <style:style style:name="Table1.B5" style:family="table-cell">
      <style:table-cell-properties fo:padding-left="0.2in" fo:padding-right="0.2in" fo:padding-top="0.0597in" fo:padding-bottom="0.0597in" fo:border-left="2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paragraph-rsid="001c0b67" style:font-weight-asian="normal" style:font-weight-complex="normal"/>
    </style:style>
    <style:style style:name="P5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officeooo:rsid="0016e443" officeooo:paragraph-rsid="0016e443"/>
    </style:style>
    <style:style style:name="P6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7" style:family="paragraph" style:parent-style-name="Table_20_Contents">
      <style:text-properties fo:font-weight="bold" officeooo:paragraph-rsid="001aa265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officeooo:rsid="00263abb" officeooo:paragraph-rsid="00263abb"/>
    </style:style>
    <style:style style:name="P9" style:family="paragraph" style:parent-style-name="Table_20_Contents">
      <style:paragraph-properties fo:margin-top="0.0799in" fo:margin-bottom="0in" style:contextual-spacing="false"/>
      <style:text-properties fo:font-weight="bold" officeooo:paragraph-rsid="0016e443" style:font-weight-asian="bold" style:font-weight-complex="bold"/>
    </style:style>
    <style:style style:name="P10" style:family="paragraph" style:parent-style-name="Table_20_Contents">
      <style:paragraph-properties fo:margin-top="0.0799in" fo:margin-bottom="0in" style:contextual-spacing="false"/>
      <style:text-properties fo:font-weight="bold" officeooo:rsid="0014276f" officeooo:paragraph-rsid="0015f2f5" style:font-weight-asian="bold" style:font-weight-complex="bold"/>
    </style:style>
    <style:style style:name="P11" style:family="paragraph" style:parent-style-name="Table_20_Contents">
      <style:paragraph-properties fo:margin-top="0.0799in" fo:margin-bottom="0in" style:contextual-spacing="false"/>
      <style:text-properties fo:font-weight="bold" officeooo:rsid="0015f2f5" officeooo:paragraph-rsid="002bb1b3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officeooo:rsid="001b1810" officeooo:paragraph-rsid="001b1810"/>
    </style:style>
    <style:style style:name="P13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fo:font-weight="bold" officeooo:rsid="0018e67f" officeooo:paragraph-rsid="002bb1b3" style:font-weight-asian="bold" style:font-weight-complex="bold"/>
    </style:style>
    <style:style style:name="P14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1810" officeooo:paragraph-rsid="001b1810" style:font-weight-asian="bold" style:font-weight-complex="bold"/>
    </style:style>
    <style:style style:name="P15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e20a" officeooo:paragraph-rsid="001be20a" style:font-weight-asian="bold" style:font-weight-complex="bold"/>
    </style:style>
    <style:style style:name="P16" style:family="paragraph" style:parent-style-name="Title">
      <style:paragraph-properties fo:break-before="page"/>
    </style:style>
    <style:style style:name="P17" style:family="paragraph" style:parent-style-name="Standard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officeooo:rsid="001b1810" officeooo:paragraph-rsid="001b1810"/>
    </style:style>
    <style:style style:name="P18" style:family="paragraph" style:parent-style-name="Heading">
      <style:paragraph-properties fo:text-align="center" style:justify-single-word="false"/>
    </style:style>
    <style:style style:name="P19" style:family="paragraph" style:parent-style-name="Heading">
      <style:paragraph-properties fo:text-align="center" style:justify-single-word="false"/>
      <style:text-properties officeooo:paragraph-rsid="0045abb5"/>
    </style:style>
    <style:style style:name="P20" style:family="paragraph" style:parent-style-name="Table_20_Contents">
      <style:paragraph-properties fo:margin-left="0.4925in" fo:margin-right="0in" fo:text-indent="0in" style:auto-text-indent="false"/>
      <style:text-properties fo:font-weight="bold" officeooo:rsid="001414b3" style:font-weight-asian="bold" style:font-weight-complex="bold"/>
    </style:style>
    <style:style style:name="P21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T1" style:family="text">
      <style:text-properties officeooo:rsid="0015f2f5"/>
    </style:style>
    <style:style style:name="T2" style:family="text">
      <style:text-properties officeooo:rsid="0016e44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9775"/>
    </style:style>
    <style:style style:name="T5" style:family="text">
      <style:text-properties fo:language="en" fo:country="US" officeooo:rsid="0018e67f"/>
    </style:style>
    <style:style style:name="T6" style:family="text">
      <style:text-properties fo:language="en" fo:country="US" officeooo:rsid="001aa265"/>
    </style:style>
    <style:style style:name="T7" style:family="text">
      <style:text-properties fo:language="en" fo:country="US" officeooo:rsid="001c0b67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17b60f"/>
    </style:style>
    <style:style style:name="T10" style:family="text">
      <style:text-properties officeooo:rsid="0018e6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20a" style:font-weight-asian="bold" style:font-weight-complex="bold"/>
    </style:style>
    <style:style style:name="T13" style:family="text">
      <style:text-properties fo:font-weight="bold" officeooo:rsid="001d8d73" style:font-weight-asian="bold" style:font-weight-complex="bold"/>
    </style:style>
    <style:style style:name="T14" style:family="text">
      <style:text-properties officeooo:rsid="001aa265"/>
    </style:style>
    <style:style style:name="T15" style:family="text">
      <style:text-properties officeooo:rsid="001b1810"/>
    </style:style>
    <style:style style:name="T16" style:family="text">
      <style:text-properties officeooo:rsid="001be20a"/>
    </style:style>
    <style:style style:name="T17" style:family="text">
      <style:text-properties officeooo:rsid="001f89d2"/>
    </style:style>
    <style:style style:name="T18" style:family="text">
      <style:text-properties officeooo:rsid="0020352a"/>
    </style:style>
    <style:style style:name="T19" style:family="text">
      <style:text-properties officeooo:rsid="0020f9ef"/>
    </style:style>
    <style:style style:name="T20" style:family="text">
      <style:text-properties officeooo:rsid="0022ac96"/>
    </style:style>
    <style:style style:name="T21" style:family="text">
      <style:text-properties officeooo:rsid="0026581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ac96" style:font-weight-asian="normal" style:font-weight-complex="normal"/>
    </style:style>
    <style:style style:name="T24" style:family="text">
      <style:text-properties fo:font-weight="normal" officeooo:rsid="0020f9ef" style:font-weight-asian="normal" style:font-weight-complex="normal"/>
    </style:style>
    <style:style style:name="T25" style:family="text">
      <style:text-properties fo:font-weight="normal" officeooo:rsid="0016e443" style:font-weight-asian="normal" style:font-weight-complex="normal"/>
    </style:style>
    <style:style style:name="T26" style:family="text">
      <style:text-properties fo:font-weight="normal" officeooo:rsid="0017b60f" style:font-weight-asian="normal" style:font-weight-complex="normal"/>
    </style:style>
    <style:style style:name="T27" style:family="text">
      <style:text-properties fo:font-weight="normal" officeooo:rsid="002e65a2" style:font-weight-asian="normal" style:font-weight-complex="normal"/>
    </style:style>
    <style:style style:name="T28" style:family="text">
      <style:text-properties fo:font-weight="normal" officeooo:rsid="004107aa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1a0dc"/>
    </style:style>
    <style:style style:name="T34" style:family="text">
      <style:text-properties officeooo:rsid="0036d9af"/>
    </style:style>
    <style:style style:name="T35" style:family="text">
      <style:text-properties officeooo:rsid="0042b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8">C</text:span>urriculum <text:span text:style-name="T18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Personal information</text:p>
          </table:table-cell>
          <table:table-cell table:style-name="Table1.B4" office:value-type="string">
            <text:p text:style-name="P20">Mróz Krzysztof</text:p>
            <text:p text:style-name="P3">ul. Startowa 11c/4</text:p>
            <text:p text:style-name="P3">80-461, Gdańsk</text:p>
            <text:p text:style-name="P3">514-185-121</text:p>
            <text:p text:style-name="P3">developer@mrozo.pl</text:p>
          </table:table-cell>
        </table:table-row>
        <table:table-row table:style-name="Table1.1">
          <table:table-cell table:style-name="Table1.A1" office:value-type="string">
            <text:p text:style-name="P18">Work experience</text:p>
          </table:table-cell>
          <table:table-cell table:style-name="Table1.B4" office:value-type="string">
            <text:p text:style-name="P10">2013 – 2014 – <text:span text:style-name="T1">BIOS Software engineer, Intel Technology Poland</text:span></text:p>
            <text:p text:style-name="P5">UEFI BIOS programmer, low level <text:span text:style-name="T17">OO </text:span>C programming, international cooperation on projects including remote computer management capabilities built in <text:span text:style-name="T16">to </text:span>the firmware.</text:p>
            <text:p text:style-name="P9"><text:span text:style-name="T2">2013 VII – </text:span><text:bookmark text:name="result_box"/><text:span text:style-name="T3">apprenticeship, </text:span><text:span text:style-name="T4">Honeti</text:span></text:p>
            <text:p text:style-name="P6"><text:span text:style-name="T15">Analysis</text:span> and <text:span text:style-name="T15">comparison</text:span> of <text:span text:style-name="T15">available</text:span> GIS services, <text:span text:style-name="T34">analysis</text:span> and implementation of both allegro WebAPI or <text:s/>Ebay Web API <text:s/>basic PHP SDK.</text:p>
            <text:p text:style-name="P11">2008 – 2011 – Technician, <text:span text:style-name="T2">ArtZoneEvents</text:span><text:span text:style-name="T25">, m</text:span><text:span text:style-name="T26">ostly weekend job.</text:span></text:p>
            <text:p text:style-name="P13"><text:span text:style-name="T9">2008 – NOW() - technician, ArBuzz</text:span><text:span text:style-name="T26">, </text:span><text:span text:style-name="T27">occasional</text:span></text:p>
            <text:p text:style-name="P5">Various tasks 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2"><text:span text:style-name="T13">Occasional</text:span><text:span text:style-name="T11"> - created few web pages/</text:span><text:span text:style-name="T12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18">Education</text:p>
          </table:table-cell>
          <table:table-cell table:style-name="Table1.B4" office:value-type="string">
            <text:p text:style-name="P7"><text:span text:style-name="T14">2014 – NOW() - Ongoing, </text:span>Master of Science <text:span text:style-name="T14">in Electronics</text:span></text:p>
            <text:p text:style-name="P4"><text:span text:style-name="T3">Further specialization</text:span><text:span text:style-name="T6">s</text:span><text:span text:style-name="T3"> – </text:span><text:span text:style-name="T6">Computer Based Systems, Embedded <text:s/>Systems. </text:span><text:span text:style-name="T7">Faculty: ETI at Gdańsk University of Technology</text:span></text:p>
            <text:p text:style-name="P7"><text:span text:style-name="T10">2011 - 2014 – <text:s/></text:span><text:bookmark text:name="tw-target-text"/><text:span text:style-name="T3">Engineering academic degree </text:span><text:span text:style-name="T5">in Electronics</text:span></text:p>
            <text:p text:style-name="P4"><text:bookmark text:name="result_box1"/><text:span text:style-name="T3">Further specialization – </text:span><text:span text:style-name="T6">Computer based systems. </text:span><text:span text:style-name="T7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18">Skills</text:p>
          </table:table-cell>
          <table:table-cell table:style-name="Table1.B4" office:value-type="string">
            <text:p text:style-name="P17"><text:bookmark text:name="result_box2"/><text:span text:style-name="T8">Intermediate: </text:span>Low level <text:span text:style-name="T20">OOP in </text:span>C, high level C# and python programming, micro-controller based electronic projects, <text:span text:style-name="T19">electronic circuits design and manufacturing.</text:span></text:p>
            <text:p text:style-name="P14">Basic: <text:span text:style-name="T22">PHP+MySql</text:span><text:span text:style-name="T28">+JS</text:span><text:span text:style-name="T22"> web systems, <text:s/>VHDL/Verilog fpga programming.</text:span></text:p>
            <text:p text:style-name="P15">Other: <text:span text:style-name="T23">Well versed in</text:span><text:span text:style-name="T22"> Debian based OS </text:span><text:span text:style-name="T24">administration</text:span><text:span text:style-name="T22">, including small server/NAS applications. Bash scripting</text:span></text:p>
          </table:table-cell>
        </table:table-row>
        <table:table-row table:style-name="Table1.1">
          <table:table-cell table:style-name="Table1.A5" office:value-type="string">
            <text:p text:style-name="P18"><text:span text:style-name="T29">Hobbies and </text:span>Interests</text:p>
          </table:table-cell>
          <table:table-cell table:style-name="Table1.B5" office:value-type="string">
            <text:p text:style-name="P8">DIY <text:span text:style-name="T35">electronics and electromechanics</text:span>, <text:span text:style-name="T21">breaking warranty seals</text:span>, <text:span text:style-name="T30">personal distributed NAS, networking/connecting existing systems,</text:span> <text:span text:style-name="T33">searching for and analyzing available tools, all in all - hacking.</text:span> <text:span text:style-name="T35">Also g</text:span>ood board games, good company and bad girl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65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tekst jednolity: Dz. U. z 2002r. Nr 101, poz. 926 ze zm.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3:23.551786265</meta:creation-date>
    <dc:date>2015-10-03T17:12:29.138444462</dc:date>
    <meta:editing-duration>PT6H3M28S</meta:editing-duration>
    <meta:editing-cycles>41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292" meta:character-count="2132" meta:non-whitespace-character-count="1852"/>
  </office:meta>
</office:document-meta>
</file>